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1c4a9d"/>
    </style:style>
    <style:style style:name="P2" style:family="paragraph" style:parent-style-name="Standard">
      <style:paragraph-properties fo:margin-left="0in" fo:margin-right="0in" fo:line-height="150%" fo:text-align="center" style:justify-single-word="false" fo:text-indent="0.5in" style:auto-text-indent="false"/>
      <style:text-properties officeooo:paragraph-rsid="001c4a9d"/>
    </style:style>
    <style:style style:name="P3" style:family="paragraph" style:parent-style-name="Standard">
      <style:paragraph-properties fo:line-height="150%"/>
      <style:text-properties officeooo:paragraph-rsid="001c4a9d"/>
    </style:style>
    <style:style style:name="P4" style:family="paragraph" style:parent-style-name="Standard">
      <style:paragraph-properties fo:margin-left="0in" fo:margin-right="0in" fo:line-height="150%" fo:text-indent="0.5in" style:auto-text-indent="false"/>
      <style:text-properties officeooo:paragraph-rsid="001c4a9d"/>
    </style:style>
    <style:style style:name="P5" style:family="paragraph" style:parent-style-name="Standard">
      <style:paragraph-properties fo:margin-left="0.5in" fo:margin-right="0in" fo:line-height="150%" fo:text-indent="0in" style:auto-text-indent="false"/>
      <style:text-properties officeooo:paragraph-rsid="001c4a9d"/>
    </style:style>
    <style:style style:name="P6" style:family="paragraph" style:parent-style-name="Standard">
      <style:paragraph-properties fo:margin-left="0in" fo:margin-right="0in" fo:line-height="150%" fo:text-indent="0.5in" style:auto-text-indent="false"/>
      <style:text-properties officeooo:paragraph-rsid="001dc59e"/>
    </style:style>
    <style:style style:name="P7" style:family="paragraph" style:parent-style-name="Standard">
      <style:paragraph-properties fo:line-height="150%"/>
      <style:text-properties officeooo:paragraph-rsid="001dc59e"/>
    </style:style>
    <style:style style:name="P8" style:family="paragraph" style:parent-style-name="Standard">
      <style:paragraph-properties fo:line-height="150%"/>
      <style:text-properties fo:font-style="italic" officeooo:paragraph-rsid="001c4a9d" style:font-style-asian="italic"/>
    </style:style>
    <style:style style:name="P9" style:family="paragraph" style:parent-style-name="Standard">
      <style:paragraph-properties fo:margin-left="0in" fo:margin-right="0in" fo:line-height="150%" fo:text-indent="0.5in" style:auto-text-indent="false"/>
      <style:text-properties fo:font-style="italic" officeooo:paragraph-rsid="001c4a9d" style:font-style-asian="italic"/>
    </style:style>
    <style:style style:name="P10" style:family="paragraph" style:parent-style-name="Standard">
      <style:paragraph-properties fo:line-height="150%"/>
      <style:text-properties fo:font-style="italic" officeooo:paragraph-rsid="001c4a9d" style:font-style-asian="italic"/>
    </style:style>
    <style:style style:name="P11" style:family="paragraph" style:parent-style-name="Standard">
      <style:paragraph-properties fo:margin-left="0in" fo:margin-right="0in" fo:line-height="150%" fo:text-indent="0.5in" style:auto-text-indent="false"/>
      <style:text-properties fo:font-style="italic" officeooo:paragraph-rsid="001c4a9d" style:font-style-asian="italic"/>
    </style:style>
    <style:style style:name="P12" style:family="paragraph" style:parent-style-name="Standard">
      <style:paragraph-properties fo:margin-left="0in" fo:margin-right="0in" fo:line-height="150%" fo:text-indent="0.5in" style:auto-text-indent="false"/>
      <style:text-properties officeooo:paragraph-rsid="001dc59e"/>
    </style:style>
    <style:style style:name="P13" style:family="paragraph" style:parent-style-name="Standard">
      <style:paragraph-properties fo:margin-left="0in" fo:margin-right="0in" fo:line-height="150%" fo:text-indent="0.5in" style:auto-text-indent="false"/>
      <style:text-properties officeooo:rsid="001f13fc" officeooo:paragraph-rsid="001f13fc"/>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 frameless mirror</text:p>
      <text:p text:style-name="P13">The hand that calls out a ghost</text:p>
      <text:p text:style-name="P13">The autumn portrait of the jade maiden</text:p>
      <text:p text:style-name="P6"/>
      <text:p text:style-name="P6">A playful chat with Ma about a dragonfly, a serious conversation with the Abbot, the evening meditation—even a daydream about the colors of autumn sunlight reflected on a head of hair! <text:s/>From these firm bright platforms of life Fong Tak went down into forests and valleys. <text:s/>The stairs that connected the different platforms of the Pagoda of Life were hard to find. <text:s/>And from these firm, bright platforms you went down into forests of doubt and uncertainty, on paths overrun with bandits and demons. <text:s/>If your skills and abilities were no use to you then—if they do not serve you in the chaos and darkness—then all your years of discipline and training are a waste!</text:p>
      <text:p text:style-name="P7"/>
      <text:p text:style-name="P7">Fong Tak’s sleep was troubled of late. <text:s/>A recurring nightmare: he was standing with the Jade Maiden on the terrace of Xuankong Monastery overlooking the Jinxia gorge. <text:s/>The Jade Maiden opened her fan and offered him the autumn portrait painted thereon.</text:p>
      <text:p text:style-name="P6">“It’s finished,” she said, “What do you think?”</text:p>
      <text:p text:style-name="P6">“It’s exquisite,” said Fong Tak, “However, the aesthetic logic isn’t clear at first. <text:s/>The dramatic elements try to overcome each other.—This part of the painting here doesn’make sense, abandoning the spatial and temporal logic. <text:s/>Upon closer inspection you begin to understand the connection. <text:s/>Jade Maiden, how did you achieve it?”</text:p>
      <text:p text:style-name="P7"><text:tab/>“Instead of spatial and temporal logic, I used only ink and rice paper.”</text:p>
      <text:p text:style-name="P7"><text:tab/>“It seems to me a spurious connection raising unnecessary complications for the rest of the form,” said Fong Tak.</text:p>
      <text:p text:style-name="P7"><text:tab/>“All of the dramatic trajectories are present.”</text:p>
      <text:p text:style-name="P6">Then Fong Tak said: “This part of the painting here—do you know what it is like?”</text:p>
      <text:p text:style-name="P6">“No.”</text:p>
      <text:p text:style-name="P6">Fong Tak drew his sword and leapt after her.</text:p>
      <text:p text:style-name="P6">That was when he tried to wake up but found out it was not a dream. <text:s/>He was really at Xuankong Monastery—how had he gotten there?</text:p>
      <text:p text:style-name="P6">“You must be capable of looking into the autumn portrait without losing yourself in it!” came the Taoist Immortal’s rebuff from behind Fong Tak’s shoulder.</text:p>
      <text:p text:style-name="P6">“But how will we know it really happened?” asked Fong Tak, “How do we know that reality is really real?”</text:p>
      <text:p text:style-name="P7"><text:soft-page-break/><text:tab/>The Taoist Immortal struck Fong Tak sixty blows of his staff.</text:p>
      <text:p text:style-name="P7"><text:tab/>“Ouch!” cried Fong Tak.</text:p>
      <text:p text:style-name="P7"><text:tab/>“Fool!” reprimanded the Taoist Immortal, “I had to strike you sixty blows of my staff just to keep you from making me vomit all over my flowing robes!”</text:p>
      <text:p text:style-name="P6">Clouds and mountains. <text:s/>Indeed, it was truly unfortunate to state things in such a pedantic way.</text:p>
      <text:p text:style-name="P6">The colors scatter. <text:s/>The appearance of linear-consecutive order is just a ruse!</text:p>
      <text:p text:style-name="P7"><text:tab/>“The Jade Maiden!”</text:p>
      <text:p text:style-name="P6">Fong Tak drew his sword and lunged after her—the iron broom swept low. <text:s/>The Jade Maiden retreats two or three steps, gathering the moon from the forest pool. <text:s/>Nets of arrays of countless striking moves appearing in all reflections—although the moon is one, at night it can reflect on countless lakes and pools of water. <text:s/>This means that a former image is reflected in present circumstances. <text:s/>The flight from a steep precipice, the hand shaped like a snake-shaped blade. <text:s/>Is it the strike or the feint? <text:s/>The swallow steps to the side, eager to guard autumn composure. <text:s/>Finger fan strike to the eyes. <text:s/>Diamond fist in the gusty mere. <text:s/>Fong Tak fights against sinew dislocations. <text:s/>This means: the central essence has been revealed indirectly, in peripheral forms. <text:s/>Arrays of nets of countless strikes of lakes and pools of water. <text:s/>The Jade Maiden ducks, then lashes out—the corrugated edge of her painted fan smarts the knuckles. <text:s/>She feints, then executes: Countless fringes of shadow. <text:s/>Only her eyes are visible above the taut green veil covering her lips.</text:p>
      <text:p text:style-name="P6">All of the Jade Maiden’s spinning obstructions arrive at the same time. <text:s/>Nonetheless, Fong Tak smashes the coffin to pieces.</text:p>
      <text:p text:style-name="P6">They shot upwards through the autumn boughs like two arrows.</text:p>
      <text:p text:style-name="P6">Fong Tak’s velocity was slightly greater than the Jade Maiden’s. <text:s/>The beveled tip of his sword came closer and closer to the taut veil that covered her lips. <text:s/>Above the veil: two hazel eyes welling up with tears, harder and harder to see in the fading autumn light.</text:p>
      <text:p text:style-name="P6">“Who are you!” he cries, “Why have you come to Mount Song!”</text:p>
      <text:p text:style-name="P7"><text:tab/>“I bring a warning,” replied the Jade Maiden.</text:p>
      <text:p text:style-name="P7"><text:tab/>“What warning?”</text:p>
      <text:p text:style-name="P6">“The Shaolin monastery will be destroyed.”</text:p>
      <text:p text:style-name="P6">“Impossible!”</text:p>
      <text:p text:style-name="P6">“A rogue monk named Bai Mei will betray Shaolin to the Qing.”</text:p>
      <text:p text:style-name="P6">Gongs and mallets in the distance: Hmmm, the light is fading, and still no one knows who is guest and who is host. <text:s/>Lo, the day—it has passed Fong Tak by again without his hardly knowing it! <text:s/>Only the eyes of the Jade Maiden are visible above her taut silk veil. <text:s/>And now, you could almost not <text:soft-page-break/>see their hazel color. <text:s/>Fong Tak had propelled himself off the ground with greater force than the Jade Maiden had; the beveled tip of his sword came closer and closer to the taut outline of the Jade Maiden’s lips pressed against the silk fabric of the veil. <text:s/>Above the veil: hazel irises that sparkled glowed, catching pools of amber in the horizontal rays of dying light. <text:s/>The Jade Maiden snapped open her fan. <text:s/>Fong Tak averted his gaze, knowing the colors and images painted thereon would throw his attack into disarray. <text:s/>He honed his concentration on the signs at the periphery of their movement—stirring leaves, the sensation of air passing over the skin, stirring eddies and vortices, the odor of oak and sassafras fires in the distance—disaggregating the self-notion, spreading the consciousness faculty to the extremities, the hands, the feet, the surrounding trees. <text:s/><text:span text:style-name="T1">First, atmospheres of self-awareness arising. <text:s/>Then, thoughts transcending the circuit of non-self awareness, forming the insight “although there are pugilistic forms interchanging, leaves stirring, and air passing over the skin, although there is the sensation of an ‘I’ and an ‘opponent,’ exchanging pugilistic forms, an internal and external world, in fact none of it is actually there.”</text:span></text:p>
      <text:p text:style-name="P6">Gongs and mallets in the distance: it was the hour of evening meditation. <text:s/>Fong Tak was on the ground, aching and blinking at his surroundings. <text:s/>The Jade Maiden was nowhere to be seen. <text:s/>“<text:span text:style-name="T1">I looked into her autumn portrait once again</text:span>,” marveled Fong Tak, wiping the blood from his lip. <text:s/>All of the apparent sparring had only been ink, pigment, and parchment, rendered with such exquisite skill that Fong Tak had mistaken it for reality.</text:p>
      <text:p text:style-name="P6">“You must be capable of looking into the autumn portrait without losing yourself in it!” came the Taoist Immortal’s rebuff from behind Fong Tak’s shoulder.</text:p>
      <text:p text:style-name="P6">In the distance: gongs and wooden mallets.</text:p>
      <text:p text:style-name="P7"/>
      <text:p text:style-name="P3"/>
      <text:p text:style-name="P3"/>
      <text:p text:style-name="P3"/>
      <text:p text:style-name="P3">Grandmaster Fong Tak presented himself before Shaolin Abbot Chi Thien Su at the Shaolin Monastery in Fujian. <text:s/>The Abbot was shifting a string of prayer beads in his hand, his lips forming the inaudible verses of the Heart Sutra; his eyes peered down through the open window and observed the morning exercises of the monks and nuns in the courtyards below.</text:p>
      <text:p text:style-name="P4">“Have you ever seen one of these before?”</text:p>
      <text:p text:style-name="P4">The Abbot gestured his prayer beads toward the low table at the center of the room. <text:s/>On the table was a vase of flowers, next to which lay a flat, rectangular object, with the words <text:span text:style-name="T1">Jacques le fataliste et son maitre, pour Denis Diderot</text:span> written across its cover.</text:p>
      <text:p text:style-name="P4"><text:soft-page-break/>“It’s called a ‘novel.’ <text:s/>My father had one once.”</text:p>
      <text:p text:style-name="P4">“When is your brother Hu coming back from Europe?”</text:p>
      <text:p text:style-name="P4">“I don’t know.”</text:p>
      <text:p text:style-name="P4">“Tell me again, Fong Tak, why did you ordain at Shaolin?”</text:p>
      <text:p text:style-name="P4">“It was my father’s dying wish.”</text:p>
      <text:p text:style-name="P4">Later on, Fong Tak and Abbot Chi Thien Su were walking through the Fragrant Doors of Inconceivable Liberations Courtyard.</text:p>
      <text:p text:style-name="P3"><text:tab/>“Monks Sai Fong Mao and Thieu Kai-feng,” said Abbot Chi Thien Su, “have not returned from their pilgrimages. <text:s/>There are rumors that they have begun training Han rebels in the South. <text:s/>If this continues, the Qing will have good reason to attack us. <text:s/>What do you think?”</text:p>
      <text:p text:style-name="P4">Beneath the fringe of autumn plum blossoms at the edge of the courtyard stood a nun with the red sash of style founder, exhibiting calm brilliance, the sun rising over her left shoulder. <text:s/>It was Miu Tsui-fa. <text:s/>She was observing a student execute a new form that integrated several aspects of White Crane and Snake. <text:s/>“Excellent! <text:s/>Excellent!” called out the Abbot when the student had finished executing the form.</text:p>
      <text:p text:style-name="P3"><text:tab/>The girl bowed with her hand and palm pressed together.</text:p>
      <text:p text:style-name="P3"><text:tab/>“What’s your name?” asked Fong Tak.</text:p>
      <text:p text:style-name="P3"><text:tab/>“Wing Chun,” said the frail young girl.</text:p>
      <text:p text:style-name="P4">“A new style, Master,” said Miu Tsui-fa, bowing and pressing her hand and palm together.</text:p>
      <text:p text:style-name="P4">“And it’s coming along well, don’t you think?” picked up the Abbot, “I think it’s time we give Miu Tsui-fa’s style a name. <text:s/>Why not ‘Wing Chun’? <text:s/>The inlaid stripe worn on the sash will be a pale jade color.”</text:p>
      <text:p text:style-name="P3"/>
      <text:p text:style-name="P3"/>
      <text:p text:style-name="P8">First, snow. <text:s/>Then, snow falling. <text:s text:c="2"/>Then, snow covering the ground. <text:s/>Then, Willow Tree Line. <text:s/>Shanhaiguan Pass. <text:s/>Not far from there, the Tungiyya Valley.</text:p>
      <text:p text:style-name="P9">First, ice. <text:s/>Then, a forest pool. <text:s/>Then, a girl standing at the edge of the forest pool contemplating the broken slats of ice.</text:p>
      <text:p text:style-name="P8"/>
      <text:p text:style-name="P3"/>
      <text:p text:style-name="P3">Abbot Chi Thien Su gestured his prayer beads in the direction of the Banner of Great Majestic Light courtyard, and they continued on.</text:p>
      <text:p text:style-name="P3"><text:soft-page-break/><text:tab/>“Fong Tak,” said the Abbot when they had reached the front gate of the monastery, “Do you think the Qing will attack Shaolin?”</text:p>
      <text:p text:style-name="P3"><text:tab/>He was looking up at the lintel of the main gate, where the Kangxi Emperor’s calligraphy still hung over the entrance.</text:p>
      <text:p text:style-name="P3"><text:tab/>Fong Tak followed his gaze and said, “The Kangxi Emperor painted this calligraphy himself some eighty years ago. <text:s/>But for an empire nothing is contradictory if it serves the interests of the empire. <text:s/>I think the Qing will attack.”</text:p>
      <text:p text:style-name="P4">“In fact it is more complicated than that,” said the Abbot, “I am sending you and Miu Tsui-fa north to Xuankong Monastery on Mount Heng. <text:s/>You are to take Ma Yee Yuk, Fung Do-duk, and Wing Chun with you. <text:s/>You are to ordain there as ordinary monks and nuns and remain hidden until you receive a signal from me. <text:s/>Should anything happen to the Shaolin Monastery it will be up to you to reestablish the lineages.”</text:p>
      <text:p text:style-name="P4">Just then a commotion was heard from the direction of the courtyard. <text:s/>Fong Tak and the Abbot hurried over to see what was the matter.</text:p>
      <text:p text:style-name="P3"><text:tab/>“There, at the top of the wall!”</text:p>
      <text:p text:style-name="P3"><text:tab/>Ensconced at the top of the wall of the courtyard was a figure clad from head to toe in a dark, jade-colored fabric, spying through the autumn plum blossoms and painting what she saw onto a fan-shaped parchment.</text:p>
      <text:p text:style-name="P3"><text:tab/>“The Jade Maiden!” exclaimed the Abbot, “Everyone, after her!”</text:p>
      <text:p text:style-name="P4">The figure identified by the Abbot as the “Jade Maiden” quickly gathered her paints, brushes, and parchment, and leapt up through the canopy of autumn foliage using quinggong skills. <text:s/>Fong Tak, the Abbot, and the monks and nuns who had been training in the courtyard followed suit. <text:s/>In an instant the courtyard was completely abandoned.</text:p>
      <text:p text:style-name="P4">“Who is the ‘Jade Maiden?’” asked Fong Tak of the Abbot as they sailed from branch to branch using their quinggong skills, their saffron robes flapping in the wind.</text:p>
      <text:p text:style-name="P3"><text:tab/>“No one knows,” replied the Abbot, shifting his prayer beads even as he flew from branch to branch, “She has been spying on us for the past few weeks.”</text:p>
      <text:p text:style-name="P3"><text:tab/>“Sent by the Qing?”</text:p>
      <text:p text:style-name="P3"><text:tab/>“No.”</text:p>
      <text:p text:style-name="P3"><text:tab/>“Sent by the Han rebels?”</text:p>
      <text:p text:style-name="P4">“No,” said Abbot Chi Thien Su; somehow his lips managed to continue whispering the verses of the Heart Sutra even as he spoke to Fong Tak.</text:p>
      <text:p text:style-name="P4">“And what did he say?” asked the Abbot.</text:p>
      <text:p text:style-name="P4"><text:soft-page-break/>“Who?”</text:p>
      <text:p text:style-name="P4">“Your father, on his deathbed.”</text:p>
      <text:p text:style-name="P5">“‘Penetrate the nature of irony.’ <text:s/>Hu, my elder brother, had gone in first,</text:p>
      <text:p text:style-name="P3">bespectacled, already well on his way to becoming a great scholar-official. <text:s/>Then he emerged from father’s room and stood at my side, not saying anything. <text:s/>It was my turn. <text:s/>My father was pale, the irony demon of the western devils had given him a good thrashing.</text:p>
      <text:p text:style-name="P4">“‘<text:span text:style-name="T1">As for you, my youngest son,’</text:span> he said to me then,<text:span text:style-name="T1"> </text:span>‘<text:span text:style-name="T1">you are to ordain at Shaolin. <text:s/>See if there is anything in the sutras capable of destroying the irony demon. <text:s/>The foreign devils bring it over on their ships, in slim little boxes called novels.</text:span>’”</text:p>
      <text:p text:style-name="P4">“How so?” asked the Abbot.</text:p>
      <text:p text:style-name="P4">“My father bought one from a wandering merchant. <text:s/>First he was perplexed, then he laughed for days on end, then he went mad and disappeared, appearing weeks later in the jail of a neighboring county. <text:s/>Just before he died his eyes regained their color and he drew me close to his side and said, ‘My dear son, I’m sorry I have failed you. <text:s/>That demon of ‘irony’ took possession of my senses. <text:s/>All my years of scholarship were not enough to overcome it. <text:s/>It has no shape, no form, and no color. <text:s/>If something is not done about it, the end of the world is at hand. <text:s/>But a man of the world has no chance. <text:s/>Abjure the red dust, go to Shaolin, train hard, and when the time is right, <text:span text:style-name="T1">seek out the Taoist Immortal</text:span>.’”</text:p>
      <text:p text:style-name="P4">By now they had caught up with the other monks, who were applying various crane and tiger techniques against the Jade Maiden, to little or no effect.</text:p>
      <text:p text:style-name="P4">The Jade Maiden swept her paints and brushes beneath her damask robe and landed in their midst with a pounce, striking open her fan. <text:s/>The monks and nuns attacked her from six directions but she sent them reeling backwards, their knuckles and toes grated against the corrugated edge of the slashing, painted fan.</text:p>
      <text:p text:style-name="P4">Now one monk slithered under the Jade Maiden’s defense using snake style. <text:s/>With his fists formed into viper’s bites he launched a series of precision strikes at the acupoints along the “chambers of inconceivable flower-adorned passages” meridian on the inside of the Jade Maiden’s thigh. <text:s/>On the opposite side, meanwhile, another monk saw that the Jade Maiden would have to block low to parry the snake strikes directed at her inner thigh, thereby leaving her upper body unprotected. <text:s/>He seized the opportunity to unleash a downward twisting series of crane wing strikes along the Jade Maiden’s trachea and solar plexus. <text:s/>Two other monks saw their opportunity and also launched attacks interlinking from above, while three others attacked from the front, and four from behind, five from the left, and six from the right.</text:p>
      <text:p text:style-name="P4"><text:soft-page-break/>However, the Jade Maiden pulled her forearms inward to reflect the reduced striking distances and dropped one palm earthward in a ward-off circuit, while raising the fan in her other hand to parry the downward twisting crane-wing strikes, as well as the attacks of the two other monks that were incoming just then. <text:s/>With a snap of her wrist she then flung the fan downward, whereupon the swirling image painted thereon mesmerized the three assailants attacking from the front and threw their attacks into disarray. <text:s/>Meanwhile, the lower hand caught the fan at the level of her waist and continued upwards in its original ward-off circuit, swiping upwards with a loud popping sound, sending out another energy bowshock that sent the assailants behind her and at her sides reeling backwards once more to their original distance.</text:p>
      <text:p text:style-name="P4">The Abbot then stopped his prayers and said, “Hmm, looks like I will have to lend a hand.”</text:p>
      <text:p text:style-name="P4">No sooner had the Abbot said this than he leapt down onto the shoulders of the monks and discharged a quantum of chi energy that struck the Jade Maiden square in her chest, sending her reeling backwards several meters against the thick trunk of a cedar tree. <text:s/>The other monks and nuns surrounded her motionless body where it lay in the aura of brown pine needles falling from the boughs above. <text:s/>One of the nuns knelt low to the ground and reached out to touch her pulse. <text:s/>The Abbot maintained his distance, skeptical of the result.</text:p>
      <text:p text:style-name="P3"><text:tab/>“Look there, above!” cried out the Abbot.</text:p>
      <text:p text:style-name="P3"><text:tab/>Everyone looked up to where the Abbot was pointing. <text:s/>There, in the boughs above, they saw the Jade Maiden tranquilly seated, engaged in the painting of the scene that was transpiring below. <text:s/>Everyone’s head then turned back to the base of the cedar tree where they had seen the Jade Maiden’s body lying motionless on the ground: it had only been an illusion.</text:p>
      <text:p text:style-name="P4">“A ruse!”</text:p>
      <text:p text:style-name="P4">“<text:span text:style-name="T1">Reality is not made of words, nor silence,</text:span>” thought Fong Tak meanwhile, remembering what the Taoist Immortal had told him that morning, surrounded by the stupas and cairns of the Pagoda Forest, “<text:span text:style-name="T1">it is not made of wood, nor metal, nor water, nor smoke, nor sound, nor stone, nor fire; reality is not made of hard substances nor soft substances, not made of firmaments nor little bits, not made of something nor nothing, nor some intermediate degree thereof. <text:s/>Reality is made of perceptions, views, and mindstates. <text:s/>That is what the Jade Maiden is referring to in her portrait.</text:span>”</text:p>
      <text:p text:style-name="P4">“What is the name of this irreducible essence of reality that the Jade Maiden mastered through her painting?” Fong Tak had asked.</text:p>
      <text:p text:style-name="P4">“It is called ‘No Basis for a Distinction between Real and Not Real.’ <text:s/>Everything in the ten directions is made of it. <text:s/>If you can enter it, you will be able to render reality in such a way that the rendering and the reality are indistinguishable.”</text:p>
      <text:p text:style-name="P4"><text:soft-page-break/>Fong Tak recalled these words of the Master and thought “Hmm, now I am beginning to understand.”</text:p>
      <text:p text:style-name="P4">“I will go see through this old green lady,” he said, leaping up onto bough where the Jade Maiden was seated.</text:p>
      <text:p text:style-name="P4">The Jade Maiden swept her paints and brushes beneath her robe. <text:s/>The tiger hiding in a cleft—the flight from a steep precipice. <text:s/>Fong Tak was panged with the sensation of having already lived this. <text:s/>Iron broom! <text:s/>Sweeping downwards, Claws of the Black Tiger Grasp the Face; the Jade Maiden parried with Golden Pheasant Guards Autumn Composure, renewing her advantage; Fong Tak ducked low into Present Moment Reflected in Former Circumstances, discerning that the Jade Maiden’s striking limb was in fact a feint, then spun outwards with the striking cadence Hang Trousers on Sand; the Jade Maiden mirrored with Invisible Dragon Stares Down from Poignant Vermillion Clouds, catching his striking limb off guard; however, in the very next instant Fong Tak’s left foot had risen to the height of his shoulder and was bearing down on the Jade Maiden’s fontanel, forming; the Jade Maiden repelled the attack with Arrays of Spinning Parasols, forcing Fong Tak to transform his striking limb into a feint and yield his torso before the true striking fist which cut across the grain of motion, at which the Jade Maiden spun low and set up arrays of kicking obstructions. <text:s/>Having no other choice but to engage the countless arrays of lines of attack in the three time frames, you strike the terrestrial crypt acupoint above the upper lip. <text:s/>The tiger, climbs back up to its cleft in the rock.</text:p>
      <text:p text:style-name="P4">An autumn leaf falling in the distance caught his attention. <text:s/>It was the Jade Maiden making her escape. <text:s/>He had been fooled by the images painted on her fan.</text:p>
      <text:p text:style-name="P4">Using qinggong he landed in front of her, blocking her escape. <text:s/>Only the eyes of the Jade Maiden were visible above the silk green veil covering her face. <text:s/>Beneath the veil Fong Tak discerned the faint outline of a smile.</text:p>
      <text:p text:style-name="P4">He lashed out with Dragon Steals Two Pearls. <text:s/>The Jade Maiden spun back with Manifesting Countless Arrays of Representations. <text:s/>Fong Tak ducked under the Jade Maiden’s whirling fan using the Representations Are Only Representations and Not the Things They Represent, and struck at her elbow from below with a sun fist. <text:s/>The Jade Maiden parried and set up arrays of counterstrikes that arrived in the three times. <text:s/>If the imperial gate does not open, try the celestial tract. <text:s/>Frameless Mirror techniques were ineffective.</text:p>
      <text:p text:style-name="P4">Distant gongs and wooden mallets could be heard through the autumn foliage: the light was fading.</text:p>
      <text:p text:style-name="P4">Then Fong Tak drew his sword and lunged at the Jade Maiden. <text:s/>The Jade Maiden struck a defensive posture and leapt upwards using qinggong. <text:s/>Fong Tak leapt after her and they shot upwards <text:soft-page-break/>like arrows through the leaves and branches, their garments making a whispering sound wherever they brushed up against the dry autumn leaves. <text:s/>The Jade Maiden snapped open her fan. <text:s/>Fong Tak was not fooled this time. <text:s/>He formed deep atmospheres of concentration on her eyes and lips, avoiding the images painted on the fan. <text:s/>Their respective velocities were nearly equal. <text:s/>However, Fong Tak had propelled himself off the ground with greater force than the Jade Maiden had, giving him a slight advantage. <text:s/>Little by little, the beveled tip of his sword came closer to the taut outline of the Jade Maiden’s lips pressed against the silk fabric of the veil. <text:s/>Above the veil, irises that caught the mottled rays of westward striking rays of light in little pools of amber, eyes that began to sparkle in apprehension of the beveled blade.</text:p>
      <text:p text:style-name="P4">In the distance: gongs and wooden mallets. <text:s/>It was the hour of evening meditation. <text:s/>Once again the day had passed him by without his noticing it.</text:p>
      <text:p text:style-name="P3"/>
      <text:p text:style-name="P3"/>
      <text:p text:style-name="P3">Lo, the light at midday is perfect. <text:s/>The colors, firmly grounded in their natures: green is green, red is red, blue is blue, orange is orange, violet is violet, and yellow is yellow. <text:s/>Yellow is opposed to purple, orange is opposed to blue, and red balances green. <text:s/>Everything is normal. <text:s/>However, the sun descends. <text:s/>The angle of incidence waxes acute—the colors are bold to venture out from their original natures and explore new things! <text:s/>Violet becomes vermillion, yellow ventures into saffron, orange becomes ochre, blue becomes lavender, red deepens into sapphire, and green becomes a deep jade color. <text:s/>Moreover, the axes of harmony are no longer a straightforward matter: saffron is opposed to vermillion, lavender is opposed to ochre, and jade is opposed to sapphire. <text:s/>Still later it becomes difficult to tell where one color begins and another ends: vermillion fades to a lavender-magenta color, lavender fades to a vibrant mauve-sapphire color, sapphire fades to a pearly fuscia. <text:s/>A short time later the colors have no names at all. <text:s/>The shadows grow longer: it’s that time of day. <text:s/>Trees, houses, people, and all physical objects reach out into their absence with a hand of shadow. <text:s/>Words, bird trills, gongs, wooden mallets, and all sounds reach out into their absence with hands of silence.</text:p>
      <text:p text:style-name="P4">“Full moon,” observed Abbot Chi Thien Su from his study above the courtyards and pagodas of the Shaolin Temple, the prayer beads in his hand, “Fong Tak will be sneaking out tonight to go to the illegal theater down in the village.”</text:p>
      <text:p text:style-name="P4">He turned his gaze towards the monks’ quarters. <text:s/>Sure enough, there was Fong Tak climbing out of his cell window and leaping over the monastery gate. <text:s/>The moonlit path silhouetted his opaque figure like an aura. <text:s/>The Abbot observed his gait and discerned something new about his student:</text:p>
      <text:p text:style-name="P4">“He’s in love.”</text:p>
      <text:p text:style-name="P4"><text:soft-page-break/>He made a sign over Fong Tak’s figure as it turned a bend and passed out of view, and then retired to his cell and went to sleep, the verses of the Heart Sutra still trickling past his lips, like a forest brook that trickles past two ancient stones, day and night, without ever stopping.</text:p>
      <text:p text:style-name="P3"/>
      <text:p text:style-name="P3"/>
      <text:p text:style-name="P3">“Full moon,” thought Fong Tak, unlatching his cell window, “The illegal theater will be putting on a satire tonight down in the village.”</text:p>
      <text:p text:style-name="P4">He snuck out of the temple and followed the leafy path down to the illegal theater at the edge of the forest at the bottom of Mount Song.</text:p>
      <text:p text:style-name="P4">Fong Tak had been attending the illegal performances of political satire and fabliaux ever since he found out about them—that is to say, ever since his ordination at Shaolin fourteen years ago. <text:s/>He had never quite grasped in all these years that the plays were meant as portrayals of, and commentaries on, real life. <text:s/>Indeed, the worlds described in the <text:span text:style-name="T1">Avatamsaka Sutra</text:span>, made of ether and light, with their diamond trees and roads paved with lapis lazuli, were more real to him than the world portrayed in the illegal plays, which seemed to him a mere proposition of a remote and fantastical possibility. <text:s/>He was especially enthralled by the prospect—expressed in all of the illegal plays—that life could be thought of as something unserious, something tawdry, ridiculous, even, as though it were not a real endeavor which really needed to be taken seriously. <text:s/>He assumed that the other monks in the audience were enthralled by the same thing. <text:s/>It was this prospect, indeed, so exotic to him, that had rapt his attention all these years. <text:s/>That, and because he was in love.</text:p>
      <text:p text:style-name="P4">The other monks who had snuck out of the other monasteries and temples nearby Shaolin were already drunk, shouting bawdy rhymes back and forth and descending into fits of hysterical laughter. <text:s/>Now a fight was breaking out over what should be rhymed with <text:span text:style-name="T1">pheromone.</text:span> <text:s/>Fong Tak took his place in the middle of the crowd and smiled, gladdened by all the merriment.</text:p>
      <text:p text:style-name="P4">They were putting on the Qing Aedile’s Play that evening. <text:s/>The actors, emerging one by one—their gauche, painted faces puckering, wincing, jeering, screwing up eyes, as though in each moment they have eaten something sour—shouts of <text:span text:style-name="T1">ooooo!</text:span> and <text:span text:style-name="T1">aaaaaa!</text:span> and <text:span text:style-name="T1">he’ll get his comeuppance this evening he will, that nasty Qing Aedile!</text:span>—were just barely visible in the penumbra of paper lanterns held out from the darkness at the end of bamboo fishing poles.</text:p>
      <text:p text:style-name="P4">“<text:span text:style-name="T1">So, my friends, long journey to the capital, eh?</text:span>” says the foul and vile Qing Aedile, rubbing his hands together in the most salacious, most blackguardly manner, “well, I don’t see much choice for you boys. <text:s/>To the west, the sun is setting into poignant vermillion clouds—lo, how beautiful and dramatic!—and, <text:span text:style-name="T1">alas</text:span>, the next lodgings aren’t for another hundred li down the road.”</text:p>
      <text:p text:style-name="P4"><text:soft-page-break/>“<text:span text:style-name="T1">That vile dog is just after their money, he is!</text:span>” shout various members of the audience.</text:p>
      <text:p text:style-name="P4">Then the Aedile’s Wife steps onto the stage carrying a Baby, followed by the Aedile’s Daughter. <text:s/>A picaresque murmur ripples through the audience.</text:p>
      <text:p text:style-name="P4">“<text:span text:style-name="T1">Now our Han boys will get even!</text:span>”</text:p>
      <text:p text:style-name="P4">“The mind of love is the mind of satire,” thought Fong Tak as he headed back up the moonlit path towards the Shaolin Temple, “Its meaning is the opposite of its sign…”</text:p>
      <text:p text:style-name="P3"><text:tab/>“Hey you!” cried drunken voices as Fong Tak headed back up the path toward Shaolin. <text:s/>The fabliaux play had drawn to its close. <text:s/>A crowd of five or six monks stood on the path, blocking his way. <text:s/>They had noticed Fong Tak’s different attitude and did not like it.</text:p>
      <text:p text:style-name="P4">Fong Tak formed the sphere of concentration, “<text:span text:style-name="T1">These beings, too, I must save</text:span>,” placed one hand at the center of his chest in prayer mudra, and dispatched the attacking monks one by one using dragon forms.</text:p>
      <text:p text:style-name="P4">“<text:span text:style-name="T1">These beings, too, I must save. <text:s/>There is no chance of their being saved unless I act now for their benefit. <text:s/>They, too, are lost on the sea of suffering and ignorance, a projection of my own defilements; it was my responsibility to refine these impurities a long time ago, and because of my torpor they still persist…</text:span>”</text:p>
      <text:p text:style-name="P3"/>
      <text:p text:style-name="P3"/>
      <text:p text:style-name="P1">*<text:tab/>*<text:tab/>*</text:p>
      <text:p text:style-name="P3"/>
      <text:p text:style-name="P3">Abbot Chi Thien Su sent Fong Tak to the charnal grounds on the banks of the Yellow River to mortify his senses through the seven day meditation on the corpse after the fashion of Shakyamuni, who meditated for six days and then attained enlightenment on the seventh day as the morning star rose above.</text:p>
      <text:p text:style-name="P3"><text:tab/>“The Jade Maiden! <text:s/>Everyone, after her!”</text:p>
      <text:p text:style-name="P4">“Who is the ‘Jade Maiden?’” asked Fong Tak of the Abbot as they sailed from branch to branch using their quinggong skills, their saffron robes flapping in the wind.</text:p>
      <text:p text:style-name="P3"><text:tab/>“No one knows,” replied the Abbot, shifting his prayer beads even as he flew from branch to branch, “She has been spying on us for the past few weeks.”</text:p>
      <text:p text:style-name="P3"><text:tab/>“Sent by the Qing?”</text:p>
      <text:p text:style-name="P3"><text:tab/>“No.”</text:p>
      <text:p text:style-name="P3"><text:tab/>“Sent by the Han rebels?”</text:p>
      <text:p text:style-name="P4"><text:soft-page-break/>“No,” said Abbot Chi Thien Su; somehow his lips managed to continue whispering the verses of the Heart Sutra even as he spoke to Fong Tak.</text:p>
      <text:p text:style-name="P4">“Do you remember your mother?” said the Abbot as they sailed from branch to branch using their quinggong skills, their saffron robes flapping in the wind.</text:p>
      <text:p text:style-name="P9">This sensation of visual sense contact with an image of long black hair turned a golden sapphire color by the autumn sunlight, the sensation of the aural sense base making sensory contact with the sound of her laughter, bright and cool like a spring brook, the sensation of visual sense base giving rise to the illusion of sensory contact with an image of golden rays of sunlight turning long black hair a golden color, and the hair falling in drapes across the western half of the face, color of autumn persimmons, the visual sensation arising on the visual sense base, giving shape to the sensation of sensory contact with an image of honeyed light collecting in little pools on her hazel eyes, the visual sensation arising on the visual sense base, giving shape to the mistaken sensation of sensory contact with the image of a splinter of honeyed light filtering through the golden black tassels of hair, tangled in the autumn breeze, filtering through the laughter, of a honeyed eye, the sensation, arising the consciousness sense base, of the indistinguishibility of the aural and visual sense contacts, of the laughter flowing into the sunlight, the hazel eye that goes down into the golden laughter, the sensation of a child, the sensation of a child laughing, and one laughing too, thus is its arising, thus is its transcurrence....</text:p>
      <text:p text:style-name="P9">Breathing in—This sensation of laughter, of completion, of the body like a deep, dry, empty barrel: thus is its arising, thus is its transpiring, and thus is its passing away…</text:p>
      <text:p text:style-name="P9">Breathing out—This sensation of a field of wheat around the house: thus is its arising, thus is its transpiring, and thus is its passing away…</text:p>
      <text:p text:style-name="P9">Breathing in—This sensation of a mirror in the house, a forest on the horizon: thus is its arising, thus is its transpiring, and thus is its passing away…</text:p>
      <text:p text:style-name="P9">Breathing out—This sensation of sunlight on one side of the face, and shade on the other: such is its arising, such is its transpiring, and such is its passing away…</text:p>
      <text:p text:style-name="P9">Breathing in—This sensation of the sun rising on one side and setting on the other: thus is its arising, thus is its transpiring, and thus is its passing away…</text:p>
      <text:p text:style-name="P9">Breathing out—This sensation of autumn sunlight on the western half of the face: thus is its arising, thus is its transpiring, and thus is its passing away…</text:p>
      <text:p text:style-name="P9">Breathing in—This sensation of the laughter and the light mixing and becoming one: thus is its arising, thus is its transpiring, and thus is its passing away…</text:p>
      <text:p text:style-name="P4"><text:soft-page-break/><text:span text:style-name="T1">Breathing out—This sensation of visual sense contact with an image of long black hair falling like a drape across the western half of the face: thus is its arising, thus is its transpiring, and thus is its passing away…</text:span></text:p>
      <text:p text:style-name="P9">Breathing in—This sensation of visual sense contact with an image of long black hair turned golden by the autumn sunlight: thus is its arising, thus is its transpiring, and thus is its passing away…</text:p>
      <text:p text:style-name="P9">Breathing out—This sensation of visual sense contact with an image of golden rays of autumn sunlight striking the drapes of long black hair and making them a golden, honeyed color: thus is its arising, thus is its transpiring, and thus is its passing away…</text:p>
      <text:p text:style-name="P9">Breathing in—This sensation of the honeyed, black amber color turning golden: thus is its arising, thus is its transpiring, and thus is its passing away…</text:p>
      <text:p text:style-name="P9">Breathing out—This sensation of the glint of sapphire on the hair: thus is its arising, thus is its transpiring, and thus is its passing away…</text:p>
      <text:p text:style-name="P9">Breathing in—This sensation of the pearly lavender color on the hair: thus is its arising, thus is its transpiring, and thus is its passing away…</text:p>
      <text:p text:style-name="P9">Breathing out—This sensation of the pearly lavender color on the hair blending into a magenta-fuscia color: thus is its arising, thus is its transpiring, and thus is its passing away…</text:p>
      <text:p text:style-name="P9">Breathing in—This sensation of the golden-amber color on the hair, fading to a saffron-ochre color: thus is its arising, thus is its transpiring, and thus is its passing away…</text:p>
      <text:p text:style-name="P9">Breathing out—This sensation of the sapphire-violet color on the hair fading to a pearly fuscia color: thus is its arising, thus is its transpiring, and thus is its passing away…</text:p>
      <text:p text:style-name="P9">Breathing in—This sensation of the hand reaching out towards the colors on the hair: thus is its arising, thus is its transpiring, and thus is its passing away…</text:p>
      <text:p text:style-name="P9">Breathing out—This sensation of the colors in the hair running and scattering like ripples on the water: thus is its arising, thus is its transpiring, and thus is its passing away…</text:p>
      <text:p text:style-name="P9">Breathing in—This sensation of the aural sense base, making sensory contact with the sound of her laughter, bright and cool like a spring brook: thus is its arising, thus is its transpiring, and thus is its passing away…</text:p>
      <text:p text:style-name="P9">Breathing out—This sensation of visual sense base giving rise to the illusion of sensory contact with an image of golden rays of sunlight turning long black hair a golden color, and the pearly mauve, lavender, and sapphire colors on the—and a hand reaching out to scatter the colors that are on the hair, drawn like a curtain across the western half of the face, color of autumn persimmons: thus is its arising, thus is its transpiring, and thus is its passing away…</text:p>
      <text:p text:style-name="P4"><text:soft-page-break/><text:span text:style-name="T1">Breathing in—This visual sensation arising on the visual sense base, giving shape to the sensation of sensory contact with an image of a honeyed glint of light on the hazel iris of the eye: thus is its arising, thus its transpiring, and thus its passing away…</text:span></text:p>
      <text:p text:style-name="P9">Breathing out—This visual sensation arising on the visual sense base, giving shape to the mistaken sensation of sensory contact with the image of a splinter of light that filters through the golden black tassels and drapes of hair, and filters through the laughter, of a honeyed iris that looks up from the end of the void: thus is its arising, thus is its transpiring, and thus is its passing away…</text:p>
      <text:p text:style-name="P9">Breathing in—This sensation, arising on the consciousness sense base, of the indistinguishibility of the aural and visual sense contacts, of the laughter and flows into the sunlight, the iris that goes down into the golden laughter: thus is its arising, thus is its transpiring, and thus is its passing away…</text:p>
      <text:p text:style-name="P9">Breathing out—This sensation of a child: thus is its arising, thus is its transpiring, and thus is its passing away…</text:p>
      <text:p text:style-name="P9">Breathing in—This sensation of a child laughing, and one laughing too: thus is its arising, thus is its transpiring, and thus is its passing away…</text:p>
      <text:p text:style-name="P9">Breathing out—This sensation of having lived in another time and place: thus is its arising, thus is its transpiring, and thus is its passing away…</text:p>
      <text:p text:style-name="P9">Breathing in—This sensation of having been content in another time and place: thus is its arising, thus is its transpiring, and thus is its passing away…</text:p>
      <text:p text:style-name="P9">Breathing out—The sensation of a wound on the soul; no amount of happiness can stop up the hole that has formed on the soul: thus is its arising, thus is its transcurrence, and thus is its passing away; no amount of happiness can replenish the joy that has been lost…</text:p>
      <text:p text:style-name="P9">Breathing in—This sensation of a wound on the soul, draining one of everything; no amount of subsequent happiness can stop up the leak that has formed on the soul: thus is its arising, thus its transcurrence, and thus is its passing away; the incurable sickness unto death; the happiness is the sadness: thus is its arising, thus is its transcurrence, and thus is its passing away…</text:p>
      <text:p text:style-name="P9">Breathing out—The pretend notion; nectar hands of autumn sunlight reaching into the wound and stopping the leaks of energy, reversing what is meant by death: thus is its arising, thus is its transcurrence, and thus is its passing away; the happiness is the sadness…</text:p>
      <text:p text:style-name="P9">Breathing in—This sensation of nectar hands of autumn sunlight that reach down and stop the bleeding: thus is its arising, thus is its transcurrence, and thus is its passing away; the happiness being the sadness; autumn sunlight that fills the mortal wound with healing nectar, stopping death: thus is its arising, thus is its transcurrence, and thus is its passing away…</text:p>
      <text:p text:style-name="P4"><text:soft-page-break/><text:span text:style-name="T1">Breathing out—The past sensations of joy are not different from the present sensations of irreversible tragedy: thus do they arise, thus do they transpire, and thus do they pass away…</text:span></text:p>
      <text:p text:style-name="P9">Breathing in—This sensation that all the joy has bled out of the wound: thus is its arising, thus is its transcurrence, and thus is its passing away…</text:p>
      <text:p text:style-name="P9">Breathing out—This sensation of the hand reaching out towards the colors on the hair: thus is its arising, thus is its transpiring, and thus is its passing away…</text:p>
      <text:p text:style-name="P4">“No,” said Fong Tak, remembering the troubled sleep, the face the color of persimmon, the sunlight collecting in her hazel eyes at dusk, like rainwater collects on the lips of cairns and stupas.</text:p>
      <text:p text:style-name="P3"/>
      <text:p text:style-name="P3"/>
      <text:p text:style-name="P1">*<text:tab/>*<text:tab/>*</text:p>
      <text:p text:style-name="P3"/>
      <text:p text:style-name="P3"/>
      <text:p text:style-name="P3">You tie one limb to a horse called “east” then tie the another limb to a horse called “west,” tie one limb to “real” then tie another to “artifice;” then you give the four horses a good wipping on the ass to see what happens!—That is the usual way.</text:p>
      <text:p text:style-name="P4">In one direction: infinite space. <text:s/>In the other direction: infinite time. <text:s/>Although nothing is there, you try to scale it. <text:s/>Never imagining that you cannot scale it because there is nothing there to scale, you redouble your efforts, creating unsurpassable barriers called “birth,” “death,” “near,” and “far.”</text:p>
      <text:p text:style-name="P4">In the mundane world there are edges to distinguish where the mirror ends and the reality begins. <text:s/>The true mirror of reality, however, has no edge. <text:s/>You have only yourself to discern between real and false!</text:p>
      <text:p text:style-name="P8"/>
      <text:p text:style-name="P8"/>
      <text:p text:style-name="P1">*<text:tab/>*<text:tab/>*</text:p>
      <text:p text:style-name="P3"/>
      <text:p text:style-name="P3"/>
      <text:p text:style-name="P3">On his way down to the charnal grounds Fong Tak saw a woman standing on the road ahead of him with a fan held open in her hands. <text:s/>Clad in elaborate damask fabrics worked with silk appliqués, she was evidently a lady of status, but why was she here on this dusty country road, alone, with no servants attending her? <text:s/>Where was her litter? <text:s/>She smiled at Fong Tak, and although she carried herself with the pride of the nobility, there was something spectral in the smile, and in the deliberate way she held the <text:soft-page-break/>painted fan in her hands, at the level of the womb, suggesting that the countless certainties on which that pride was founded had long ago disintegrated.</text:p>
      <text:p text:style-name="P4">A party of black-robed Qing officials was riding down the road behind her, escorted by soldiers armed with halberds. <text:s/>“Perhaps she is with them,” thought Fong Tak. <text:s/>But the riders came closer and closer to the lady of status and took no notice of her.</text:p>
      <text:p text:style-name="P3"><text:tab/>“You are to go to the charnal grounds on the banks of the Yellow River and practice the seven day meditation on the disintegration of the body after the fashion of Shakyamuni,” the Abbot had said to Fong Tak, “sitting down on the first day and arising on the seventh, contemplating the pyres before they are lit and after they are lit, contemplating the corpses before they have their clothes removed and afterwards, the bathed corpses and the unbathed corpses, the disintegration of the eyes, the nails, the teeth, the nose, the mouth, the skin, the viscera, the sinews, the bones, ligaments, marrow, kidneys, heart, liver, peritoneum, diaphragm, phlegm, pus, blood, sweat, bile, grease, fat, tears, synovial fluid, saliva, and mucus,” the Abbot had said.</text:p>
      <text:p text:style-name="P3"><text:tab/>“<text:span text:style-name="T1">Mother?</text:span>” murmured Fong Tak, recognizing something spectral in the smile of the lady of status standing on the road before him.</text:p>
      <text:p text:style-name="P3"><text:tab/>But in the next instant she was gone—vanished before the clamor of hooves and livery of the Qing officials as surely as banks of mist before the morning sun. <text:s/>Fong Tak realized that it had only been an illusion, a mirage.</text:p>
      <text:p text:style-name="P4">“<text:span text:style-name="T1">Or a ghost?</text:span>” thought Fong Tak with a shiver. <text:s/>But in the next moment he forgot all about the lady, for he felt that he recognized the face of the Qing magistrate riding past in that moment.</text:p>
      <text:p text:style-name="P4">“Hu?” thought Fong Tak.</text:p>
      <text:p text:style-name="P4">A little ways further down the path a shout rang out—the black mass of officials and soldiers, punctuated by the bright red feathers of the halberd points, stopped. <text:s/>The man who Fong Tak thought was his brother emerged from the mass and looked back up the road, transfixing Fong Tak in his gaze; and Fong Tak shaded his eyes and took a good look at the man whom he thought was his elder brother. <text:s/>They were too far away now to distinguish each other’s face, but Fong Tak could make out the silk appliqué design sewn to the front of his robe, indicating the man’s rank.</text:p>
      <text:p text:style-name="P4">“Hu!” he called out, waving.</text:p>
      <text:p text:style-name="P3"><text:tab/>Another shout, and the black mass of hooves and lances continued on down the road.</text:p>
      <text:p text:style-name="P3"><text:tab/>“The golden pheasant!” thought Fong Tak, having seen the Mandarin square on the chest of his brother, “so he’s passed the <text:span text:style-name="T1">jinshi</text:span> exam! <text:s/>Good for him! <text:s/>How proud father would be…. <text:s/>But is it really him?”</text:p>
      <text:p text:style-name="P3"><text:soft-page-break/><text:tab/>Abbot Chi Thien Su had sent Fong Tak to the charnel grounds to mortify the senses through the meditation on the disintegration of the body.</text:p>
      <text:p text:style-name="P3"><text:tab/>Fong Tak continued on to the charnel grounds and sat down before one of the pyres.</text:p>
      <text:p text:style-name="P9">The nature of physicial beauty is the nature of transience and decay. <text:s/>Attachment to carnal beauty is based on ignorance of this fundamental nature.</text:p>
      <text:p text:style-name="P4">Fong Tak drew on deep atmospheres of knowledges of impermanence, observing as the corpses were brought up from the river and laid across the pyres, dwelling on the stench of putrefaction, observing the different gradations of decay of the dead.</text:p>
      <text:p text:style-name="P4">Some of the corpses were bloated and speckled with disease, some of the corpses were gouged with unnatural wounds or were missing limbs; there were corpses whose eyes were closed, corpses whose eyes were open, or which had one closed eye and one open eye, corpses that seemed only to be asleep, corpses that had been taken in the flower of their youth, almost indistinguishable from living souls, there were the corpses of adolescent girls with breasts that flounced like petticoats as they were brought up from the river, corpses of young men with fists and teeth clenched, corpses of old men and women, corpses with outstretched hands that dangled like handkerchiefs of <text:span text:style-name="T1">adieu!</text:span> <text:s/>There were corpses with expressions contorted by the pain and confusion of their last moments, corpses with tranquil or neutral expressions, corpses with conceited expressions, corpses with enigmatic expressions, corpses with beseeching expressions; all of the expressions of the corpses shared the aspect of being infantile and bemused.</text:p>
      <text:p text:style-name="P9">Death has taken them all. <text:s/>The bodies of the objects of sensuous desire are of the same nature. <text:s/>My body is of the same nature and will end up the same way; there is no way that I can avoid that state.</text:p>
      <text:p text:style-name="P4">Towards nightfall the pyres were lit. <text:s/>Fong Tak’s eyes deepened into two crescent moons, observing the flesh blacken and peel away, the viscera and fluids escape and sizzle on the rosy coals, observing the color, consistency, and viscosity of each. <text:s/>Fong Tak discerned that the nature of all seven of the viscera was the nature of decay, disintegration, passing away, and transience.</text:p>
      <text:p text:style-name="P9">Thus is the emergence and the passing away of the marrow, thus is the passing away and decomposition of the phlegm, thus is the passing away and decomposition of the pus, thus is the passing away and decomposition of the sputum, thus is the passing away and decomposition of the blood, thus is the passing away and decomposition of the sweat, bile, grease, fat and tears; thus is the passing away and decomposition of the synovial fluid, the <text:s/>passing away and decomposition of the saliva, the <text:s/>passing away and decomposition of the mucus, and the passing away and decomposition of the urine and fecal matter.</text:p>
      <text:p text:style-name="P4"><text:soft-page-break/>At dawn on the following day Fong Tak’s nose distinguished a pungent stench that stood out from the general odor of putrefaction. <text:s/>Out of the corner of his eye he distinguished a ragged shape at the edge of the grounds: the corpse of a woman had been abandoned there, denied proper rites. <text:s/>Wild dogs were tearing at her face and legs. <text:s/>The Abbot had ordered Fong Tak not to rise from his meditation until the seventh day, after the fashion of Shakyamuni.</text:p>
      <text:p text:style-name="P9">Thus is the nature of the passing away and decomposition of the hair on the head, the nature of the passing away and decomposition of the hair on the body, the nature of the passing away and decomposition of the nails, the nature of the passing away and decomposition of the teeth, the nature of the passing away and decomposition of the skin, the nature of the passing away and decomposition of the flesh….</text:p>
      <text:p text:style-name="P4">Towards nightfall—songs and chanting, the attendants lighting the pyres. <text:s/>Fong Tak rose and took a burning faggot from the pyre. <text:s/>He walked in the direction of the terrible stench. <text:s/>The corpse was not where he had seen it earlier in the day. <text:s/>The dogs had dragged it somewhere else. <text:s/>The stench became more and more acute. <text:s/>Inhaling the noxious fumes he swooned and fainted, and there he spent the rest of the night.</text:p>
      <text:p text:style-name="P4">When he came to it was dawn and he discovered that he was staring into the eyes of the corpse—one eye a rosy, copper color, the other still the hazel color it had been in life. <text:s/>The silk qin pao, embroidered with plum and cherry blossoms, was soaked through with the banquet of putrefaction that lay beneath, the maggots spilling out of the sleeves and collar, trickling down the crease of the pelvis—the lower garments had been torn from the woman’s body—she had been ravished before death—a trickle of maggots in the crease of the pelvis, like hems of white lace. <text:s/>Dawn had broken. <text:s/>In the gray half-light Fong Tak sat in perfect samadhi, observing the flesh of the parted thighs—the consistency of melting snow, translucent and gelatinous, smeared with a green slime that oozed from the pores. <text:s/>The vagina sputtered and frothed, presently, like a senile mouth—a tongue of centipede emerging from between the labia and disappearing again.</text:p>
      <text:p text:style-name="P4">The pyres still smoldered. <text:s/>Fong Tak took some coals in his hands and struck a small fire to stave off the scavaging dogs. <text:s/>As the sun rose up into the sky, Fong Tak discerned deep hues of sapphire, vermillion, fuscia, violet, pearly mauve, saffron, and lavender rising to the surface of the corpse’s flesh. <text:s/>The colors swirled and mixed on her flesh like paints on an artist’s palette, or like the colors of dawn that filled the sky.</text:p>
      <text:p text:style-name="P9">Reach out your hand, Fong Tak, and scatter the colors…</text:p>
      <text:p text:style-name="P4">Fong Tak began to understand that he knew, that he recognized the face of one copper color and one hazel color. <text:s/>It was a face he had not seen in fourteen years, not since his ordination at Shaolin:</text:p>
      <text:p text:style-name="P4"><text:soft-page-break/>“<text:span text:style-name="T1">Mother</text:span>.”</text:p>
      <text:p text:style-name="P8"/>
      <text:p text:style-name="P8"/>
      <text:p text:style-name="P8">Thus is the passing away and disintegration of all that is compounded. <text:s/>My body is of the same nature and will end up the same way; there is no way that I can avoid that state. <text:s/>The nature of the passing away and decomposition of the sinews, the nature of the passing away and decomposition of the bone, the nature of the passing away and decomposition of the ligament, the nature of the passing away and decomposition of the marrow, the nature of the passing away and decomposition of the kidneys, the nature of the passing away and decomposition of the heart, the nature of the passing away and decomposition of the liver, the nature of the passing away and decomposition of the peritoneum, the nature of the passing away and decomposition of the diaphragm, the nature of the passing away and decomposition of the phlegm, the nature of the passing away and decomposition of the pus, the nature of the passing away and decomposition of the blood, the nature of the passing away and decomposition of the sweat, the nature of the passing away and decomposition of the bile, the nature of the passing away and decomposition of the grease, the nature of the passing away and decomposition of the fat, the nature of the passing away and decomposition of the tears, the nature of the passing away and decomposition of the sputum, the nature of the passing away and decomposition of the synovial fluid, the nature of the passing away and decomposition of the saliva, the nature of the passing away and decomposition of the mucus…. <text:s/>The nature of all seven of the viscera is the nature of decay, disintegration, passing away, and transience.</text:p>
      <text:p text:style-name="P4">Sliding his hands beneath the nape and back of his mother’s corpse, he lifted it up and carried it out into the river, washing away the maggots and putrefact fluids, the flesh shifting in his hands like dough—as his hand passed over the bloated stomach they punctured it as though it were moist tissue paper, unleashing a reeking wind of undiscribable filth. <text:s/>Having undressed and bathed the corpse, he performed the proper rites and laid her across a pyre. <text:s/>He lit the pyre.</text:p>
      <text:p text:style-name="P4">The charnel ground priest and attendants surrounded him.</text:p>
      <text:p text:style-name="P4">“Why was the body of this woman left to rot at the periphery of the grounds?” asked Fong Tak, “Why was she not given proper rites?”</text:p>
      <text:p text:style-name="P4">“It was the order of the Qing magistrate who was here the other day. <text:s/>You have done a great disservice to the Emperor by cremating her body.”</text:p>
      <text:p text:style-name="P4">“How so?”</text:p>
      <text:p text:style-name="P4">“She was a rebel.”</text:p>
      <text:p text:style-name="P4">“The magistrate himself brought her here?”</text:p>
      <text:p text:style-name="P4"><text:soft-page-break/>“Yes. <text:s/>Forgive me, brother monk, but now we will have to arrest you.”</text:p>
      <text:p text:style-name="P4">Fong Tak let out a cry and attacked. <text:s/>The attendants drew staffs and embalming hooks.</text:p>
      <text:p text:style-name="P9">These too I must save…</text:p>
      <text:p text:style-name="P4">Now, here there is really nothing worthy of Ma Fang’s brushstroke, perfectly in line as it is with the five aesthetic laws. <text:s/>Fong Tak laid the poor lads low in ones and twos, forming diamond fists and crane wing strikes. <text:s/>Have you ever seen a stone blossom like a flower? <text:s/>Kwaz! <text:s/>The claws of the black tiger grasp the face! <text:s/>The priest, however, did have one trick up his sleeve: he drew some lime from his pouch and blew it into Fong Tak’s eyes! <text:s/>But Fong Tak is one to go down into hell and ward off divine protectors of combat arms. <text:s/>He struck out at their celestial tract as well as the best of his ancestors. <text:s/>If there were coffins to smash, he smashed them through and through.</text:p>
      <text:p text:style-name="P4">At that moment Abbot Chi Thien Su was giving the sermon on the Thirty-sixth Case of the <text:span text:style-name="T1">Gateless Gate</text:span> in the Diamond of Resonance Courtyard of the Shaolin Monastery. <text:s/>Wherefore we would do better to listen in:</text:p>
      <text:p text:style-name="P4">“Master Goso invites us to consider,” (the Abbot was saying), “‘if you meet a man of Tao along the way, you must greet him with neither words nor silence.’ <text:s/>Therefore words are wrong. <text:s/>But to remain silent is also wrong. <text:s/>Therefore, how do you greet a man of Tao along the way? <text:s/>It is really too simple for me to explain: greet him neither with words nor silence. <text:s/>Wumengan offers this advice in the form of a gatha:</text:p>
      <text:p text:style-name="P4"/>
      <text:p text:style-name="P4">“‘<text:span text:style-name="T1">If you meet a man of Tao along the way,</text:span></text:p>
      <text:p text:style-name="P9">Greet him neither with words or silence.</text:p>
      <text:p text:style-name="P9">I’ll give him with my fist the hardest blow I can—</text:p>
      <text:p text:style-name="P4"><text:span text:style-name="T1">Get it at once, get it immediately!</text:span>’</text:p>
      <text:p text:style-name="P4"/>
      <text:p text:style-name="P4">“Therefore by using words you will not achieve it. <text:s/>But then you think, ‘if words are wrong, then I will go to the other extreme and use silence.’ <text:s/>But that is also ineffective. <text:s/>What do you do, then? <text:s/>Most people would answer, ‘Words are full of deception, conceit, and malice, whereas silence is noble; I will use silence instead.’ <text:s/>But silence is also full of conceit and malice, and words are also noble. <text:s/>Therefore, both words and silence are unacceptable. <text:s/>Meanwhile, the man of Tao is waiting to hear from you. <text:s/>What, then, can you offer him by way of greeting?”</text:p>
      <text:p text:style-name="P4">One of the monks cried out, “I will strike him a blow of my fist, like Wumengan!”</text:p>
      <text:p text:style-name="P4">“Fool!” responded the Abbot, “Think of your own answer, you lazy baldhead!”</text:p>
      <text:p text:style-name="P4"><text:soft-page-break/>The Abbot paced in front of the monks, allowing several moments of silence to pass. <text:s/>No one dared speak up again.</text:p>
      <text:p text:style-name="P4">“Wrong again! <text:s/>Silence is also wrong!” cried out the Abbot, “Words are wrong, and silence is wrong! <text:s/>The task ahead is immeasurable, impossible to accomplish, and utterly beyond imagination! <text:s/>How do you dare even try? <text:s/>You will not be able to say it with words, and you will not be able to say it with silence. <text:s/>No philosopher can grasp it. <text:s/>The shapes and forms of rhe greeting you must give are incalculable, with inconceivably many names that change when viewed from different angles. <text:s/>You lazy baldheads who may form such thoughts as ‘the Way is difficult,’ ‘the Way is very difficult,’ ‘the Way is impossibly difficult,’ are like the lazy travelers in the Buddha’s parable!—Taken in by the illusory palaces, gardens, and streamlets. <text:s/>The thought ‘the Way is not difficult’ is one garden; the thought ‘the Way is difficult’ is another; ‘the Way is extremely difficult’—that is a cool streamlet flowing through a quiet grove; further on you find a palace called ‘the Way is both difficult and easy,’ and are taken in by its charms; after countless lifetimes you emerge from the palace and find a lofty tower called ‘the Way is impossible,’ and waste more precious time there. <text:s/>Further on there is a pleasant grove with cool breezes blowing called ‘It is neither both difficult and easy, nor neither difficult nor easy,’ you stop there and, before you know it, a minor kalpa has passed you by; further on you encounter another garden with a quaint brook and intriguing flowers of distinct colors called ‘It is both neither difficult nor easy, and both difficult and easy.’ <text:s/>Do not stay there! <text:s/>Your cleverness is perverse, your thoughts are the charms of a sorceress whose only intent is to distract and detain you! <text:s/>You will find no correct thought where the difficulty of the Way is concerned. <text:s/>Move on and do not stay at the halfway point.”</text:p>
      <text:p text:style-name="P3"/>
      <text:p text:style-name="P3"/>
      <text:p text:style-name="P3">About the time that Abbot Chi Thien Su was finishing his sermon, Fong Tak reached his family estate, which he had not visited since his ordination fourteen years ago. <text:s/>The roof tiles were disheveled and the shudders hung in disrepair over the windows.</text:p>
      <text:p text:style-name="P4">“Brother Hu!” cried Fong Tak.</text:p>
      <text:p text:style-name="P4">No answer.</text:p>
      <text:p text:style-name="P4">Leaping over the roof he saw that the inner courtyard was overgrown with grass and weeds. <text:s/>The fountain was dry and filled with autumn leaves.</text:p>
      <text:p text:style-name="P4">“Hu!” cried Fong Tak, but no one was home, not even a single caretaker or servant. <text:s/>The house had been ransacked and abandoned a long time ago.</text:p>
      <text:p text:style-name="P3"/>
      <text:p text:style-name="P3"/>
      <text:p text:style-name="P3"><text:soft-page-break/>“I demand to see the magistrate!” cried Fong Tak when he reached the magistrate’s office, breaking through the feathered lances and halberds of the Qing guards. <text:s/>There were twenty of them. <text:s/>Reinforcements were arriving from the neighboring county. <text:s/>“I demand to see the magistrate!” cried Fong Tak, bursting into the magistrate’s office.</text:p>
      <text:p text:style-name="P4">A man stood up from behind the desk. <text:s/>Fong Tak seized him and was on the point of striking him a lethal blow when he noticed that the man in his grasp bore no golden pheasant on his chest, but rather mountains and clouds—he was not the magistrate.</text:p>
      <text:p text:style-name="P4">“The magistrate is not here!” cried the terrified official, “He left six days ago for the north, attending to the Qianlong Emperor on his Source-returning Magnificence Expedition tour of the ancestral lands. <text:s/>He said we were to spare your life if you came. <text:s/>Go now.”</text:p>
      <text:p text:style-name="P3"/>
      <text:p text:style-name="P2">*<text:tab/>*<text:tab/>*</text:p>
      <text:p text:style-name="P3"/>
      <text:p text:style-name="P3">Fong Tak and Miu Tsui-fa fell in love. <text:s/>It happened at the Willow Tree Line, north of which Han Chinese must not pass, on the snowy plain of the Tungiyya Valley, not far from Fushun, Hetu Ala, and the imperial tombs at Yongling. <text:s/>Shortly thereafter, it began to snow. <text:s/>They were both dressed in Qing army uniforms. <text:s/>They had ridden out on horseback, having attained the rank of captain.</text:p>
      <text:p text:style-name="P3"><text:tab/>Fong Tak looked out over the steppe and wondered what was the right thing to say to Miu Tsui-fa. <text:s/>It seemed to him that silence purer than words. <text:s/>It seemed that silence was best of all.</text:p>
      <text:p text:style-name="P4">Then it began to snow. <text:s/>The little downy flakes struck their uncovered wrists and faces. <text:s/>So, the Abbot was right after all.</text:p>
      <text:p text:style-name="P3"><text:tab/>They rode back to the Qing camp.</text:p>
      <text:p text:style-name="P3"/>
      <text:p text:style-name="P3"/>
      <text:p text:style-name="P3">It began to snow. <text:s/>It happened when Fong Tak and Miu Tsui-fa were at the Willow Tree Line, north of which Han Chinese must not pass, on the snowy plain of the Tungiyya Valley, not far from Fushun, Hetu Ala, and the tombs at Yongling. <text:s/>They were both dressed in Qing army uniforms. <text:s/>They had ridden out on horseback, both thinking that they would say something to each other, but instead they just stared out over the snowy loess and groves of pines, not exchanging words or glances. <text:s/>Words could not in ten billion kalpas convey their sentiment, but silence was also wrong.</text:p>
      <text:p text:style-name="P3"><text:tab/>Then, as though the meaning in their hearts could no longer stay latent, but had to find some expression in some shape or form, just as when wuji gives birth to taiji, and then taiji gives birth to the ten thousand things, so it began to snow; and the little flakes struck their uncovered faces and wrists.</text:p>
      <text:p text:style-name="P4"><text:soft-page-break/>This is why there is a space in the middle of the painting—the Jade Maiden’s hand hesitated.</text:p>
      <text:p text:style-name="P3"><text:tab/>“Keep going!” said the Taoist Immortal, “Don’t stop now! <text:s/>You are halfway t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8T18:12:53.365539674</meta:creation-date>
    <dc:date>2024-07-28T18:30:07.067766017</dc:date>
    <meta:editing-duration>PT16M33S</meta:editing-duration>
    <meta:editing-cycles>3</meta:editing-cycles>
    <meta:generator>LibreOffice/7.5.5.2$Linux_X86_64 LibreOffice_project/50$Build-2</meta:generator>
    <meta:document-statistic meta:table-count="0" meta:image-count="0" meta:object-count="0" meta:page-count="23" meta:paragraph-count="235" meta:word-count="9757" meta:character-count="55575" meta:non-whitespace-character-count="45816"/>
  </office:meta>
</office:document-meta>
</file>